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onospace" svg:font-family="monospace"/>
    <style:font-face style:name="sans-serif" svg:font-family="sans-serif"/>
    <style:font-face style:name="Caladea" svg:font-family="Calade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aladea" fo:font-size="18pt" fo:language="fr" fo:country="FR" fo:font-weight="bold" officeooo:rsid="0018cf24" officeooo:paragraph-rsid="0018cf24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Caladea" fo:font-size="16pt" fo:language="fr" fo:country="FR" fo:font-weight="normal" officeooo:rsid="0018cf24" officeooo:paragraph-rsid="0018cf24" style:font-size-asian="14pt" style:font-weight-asian="normal" style:font-size-complex="16pt" style:font-weight-complex="normal"/>
    </style:style>
    <style:style style:name="P3" style:family="paragraph" style:parent-style-name="Standard">
      <style:text-properties style:font-name="sans-serif" fo:font-size="13.5pt" fo:language="fr" fo:country="FR"/>
    </style:style>
    <style:style style:name="P4" style:family="paragraph" style:parent-style-name="Standard">
      <style:paragraph-properties fo:text-align="start" style:justify-single-word="false"/>
      <style:text-properties style:font-name="sans-serif" fo:font-size="13.5pt" fo:language="fr" fo:country="FR" officeooo:paragraph-rsid="0018cf24"/>
    </style:style>
    <style:style style:name="P5" style:family="paragraph" style:parent-style-name="Standard">
      <style:text-properties style:font-name="sans-serif" fo:font-size="13.5pt" fo:language="fr" fo:country="FR" officeooo:rsid="001a4343" officeooo:paragraph-rsid="001a4343"/>
    </style:style>
    <style:style style:name="P6" style:family="paragraph" style:parent-style-name="Standard">
      <style:text-properties style:font-name="sans-serif" fo:font-size="13.5pt" fo:language="fr" fo:country="FR" officeooo:rsid="001c9095" officeooo:paragraph-rsid="001c9095"/>
    </style:style>
    <style:style style:name="P7" style:family="paragraph" style:parent-style-name="Standard">
      <style:text-properties style:font-name="sans-serif" fo:font-size="13.5pt" fo:language="fr" fo:country="FR" officeooo:rsid="001c9095" officeooo:paragraph-rsid="001e57dc"/>
    </style:style>
    <style:style style:name="P8" style:family="paragraph" style:parent-style-name="Standard">
      <style:text-properties style:font-name="sans-serif" fo:font-size="13.5pt" fo:language="fr" fo:country="FR" officeooo:rsid="001e57dc" officeooo:paragraph-rsid="001e57dc"/>
    </style:style>
    <style:style style:name="P9" style:family="paragraph" style:parent-style-name="Standard">
      <style:text-properties style:font-name="sans-serif" fo:font-size="13.5pt" fo:language="fr" fo:country="FR" officeooo:rsid="001fd8ba" officeooo:paragraph-rsid="001fd8ba"/>
    </style:style>
    <style:style style:name="P10" style:family="paragraph" style:parent-style-name="Standard">
      <style:text-properties style:font-name="sans-serif" fo:font-size="13.5pt" fo:language="fr" fo:country="FR" officeooo:rsid="0020fe33" officeooo:paragraph-rsid="0020fe33"/>
    </style:style>
    <style:style style:name="P11" style:family="paragraph" style:parent-style-name="Standard">
      <style:text-properties style:font-name="sans-serif" fo:font-size="13.5pt" fo:language="fr" fo:country="FR" officeooo:rsid="0020fe33" officeooo:paragraph-rsid="0023ef77"/>
    </style:style>
    <style:style style:name="P12" style:family="paragraph" style:parent-style-name="Standard">
      <style:text-properties style:font-name="sans-serif" fo:font-size="13.5pt" fo:language="fr" fo:country="FR" fo:font-weight="bold" officeooo:rsid="0020fe33" officeooo:paragraph-rsid="0020fe33" style:font-weight-asian="bold" style:font-weight-complex="bold"/>
    </style:style>
    <style:style style:name="P13" style:family="paragraph" style:parent-style-name="Standard">
      <style:text-properties style:font-name="sans-serif" fo:font-size="13.5pt" fo:language="fr" fo:country="FR" fo:font-weight="bold" officeooo:rsid="00272581" officeooo:paragraph-rsid="00272581" style:font-weight-asian="bold" style:font-weight-complex="bold"/>
    </style:style>
    <style:style style:name="P14" style:family="paragraph" style:parent-style-name="Standard">
      <style:text-properties style:font-name="sans-serif" fo:font-size="13.5pt" fo:language="fr" fo:country="FR" officeooo:rsid="0023ef77" officeooo:paragraph-rsid="0023ef77"/>
    </style:style>
    <style:style style:name="P15" style:family="paragraph" style:parent-style-name="Standard">
      <style:text-properties style:font-name="sans-serif" fo:font-size="13.5pt" fo:language="fr" fo:country="FR" officeooo:rsid="0025145a" officeooo:paragraph-rsid="0025145a"/>
    </style:style>
    <style:style style:name="P16" style:family="paragraph" style:parent-style-name="Standard">
      <style:text-properties style:font-name="sans-serif" fo:font-size="13.5pt" fo:language="fr" fo:country="FR" officeooo:rsid="00269b64" officeooo:paragraph-rsid="00269b64"/>
    </style:style>
    <style:style style:name="P17" style:family="paragraph" style:parent-style-name="Standard">
      <style:text-properties style:font-name="sans-serif" fo:font-size="13.5pt" fo:language="fr" fo:country="FR" officeooo:rsid="00272581" officeooo:paragraph-rsid="00272581"/>
    </style:style>
    <style:style style:name="P18" style:family="paragraph" style:parent-style-name="Standard">
      <style:text-properties style:font-name="sans-serif" fo:font-size="13.5pt" fo:language="fr" fo:country="FR" officeooo:rsid="0028c41d" officeooo:paragraph-rsid="0028c41d"/>
    </style:style>
    <style:style style:name="P19" style:family="paragraph" style:parent-style-name="Standard">
      <style:text-properties style:font-name="sans-serif" fo:font-size="13.5pt" fo:language="fr" fo:country="FR" officeooo:rsid="0028f9f5" officeooo:paragraph-rsid="0028f9f5"/>
    </style:style>
    <style:style style:name="T1" style:family="text">
      <style:text-properties fo:font-weight="normal" officeooo:rsid="0018cf24" style:font-size-asian="14pt" style:font-weight-asian="normal" style:font-size-complex="16pt" style:font-weight-complex="normal"/>
    </style:style>
    <style:style style:name="T2" style:family="text">
      <style:text-properties style:font-name="monospace"/>
    </style:style>
    <style:style style:name="T3" style:family="text">
      <style:text-properties style:font-name="monospace" officeooo:rsid="001bb557"/>
    </style:style>
    <style:style style:name="T4" style:family="text">
      <style:text-properties officeooo:rsid="001bb557"/>
    </style:style>
    <style:style style:name="T5" style:family="text">
      <style:text-properties officeooo:rsid="001e57dc"/>
    </style:style>
    <style:style style:name="T6" style:family="text">
      <style:text-properties officeooo:rsid="001fd8ba"/>
    </style:style>
    <style:style style:name="T7" style:family="text">
      <style:text-properties officeooo:rsid="0020fe33"/>
    </style:style>
    <style:style style:name="T8" style:family="text">
      <style:text-properties officeooo:rsid="0022d24f"/>
    </style:style>
    <style:style style:name="T9" style:family="text">
      <style:text-properties officeooo:rsid="0023ef77"/>
    </style:style>
    <style:style style:name="T10" style:family="text">
      <style:text-properties officeooo:rsid="0025145a"/>
    </style:style>
    <style:style style:name="T11" style:family="text">
      <style:text-properties officeooo:rsid="00263dc7"/>
    </style:style>
    <style:style style:name="T12" style:family="text">
      <style:text-properties officeooo:rsid="00272581"/>
    </style:style>
    <style:style style:name="T13" style:family="text">
      <style:text-properties officeooo:rsid="0028c41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troductions aux réseaux de communication</text:p>
      <text:p text:style-name="P1">TP 1</text:p>
      <text:p text:style-name="P2"/>
      <text:p text:style-name="P4"><text:span text:style-name="T1">Une </text:span>interface réseau est une entité permettant à une machine de communiquer avec d’autres. Le plus souvent, elle prend la forme d’un périphérique matériel capable d’envoyer et de recevoir des messages,</text:p>
      <text:p text:style-name="P3">comme les cartes Ethernet <text:span text:style-name="T4">(«</text:span>cartes réseaux»<text:span text:style-name="T4">)</text:span>. Elle peuvent aussi être logicielles ou virtuelles : dans ce cas, elle correspondent à un élément logiciel du système d’exploitation. C’est le cas par exemple de la boucle locale , souvent nommée <text:span text:style-name="T2">lo0 </text:span><text:span text:style-name="T3">(</text:span>ou <text:span text:style-name="T2">lo</text:span><text:span text:style-name="T3">) :</text:span> une interface logicielle activée par le système pour capturer le trafic interne à une machine. <text:span text:style-name="T4">L</text:span>a boucle locale peut être utile pour tester facilement une application censée envoyer et recevoir des messages sur un réseau, lors de sa mise au point.</text:p>
      <text:p text:style-name="P3"/>
      <text:p text:style-name="P5">Lister les interfaces réseau : ifconfig</text:p>
      <text:p text:style-name="P5"/>
      <text:p text:style-name="P12">Petite désencapsulation à la main</text:p>
      <text:p text:style-name="P5"/>
      <text:p text:style-name="P6">2) Analogie :</text:p>
      <text:p text:style-name="P6">- 1 : Ecriture de la lettre</text:p>
      <text:p text:style-name="P6">- 2 : Correction ?</text:p>
      <text:p text:style-name="P6">- 3 : Poster la lettre</text:p>
      <text:p text:style-name="P6">- 4 : Transport de la lettre</text:p>
      <text:p text:style-name="P6">- 5 : Récupérer l’adresse du destinataire</text:p>
      <text:p text:style-name="P6">- 6 : On lui donne la lettre</text:p>
      <text:p text:style-name="P6">- 7 : Il a sa lettre</text:p>
      <text:p text:style-name="P6"/>
      <text:p text:style-name="P7">3) <text:s/><text:span text:style-name="T5">tcp &amp;&amp; !(rsh or ldap or nfs) &amp;&amp; tcp.dstport != 443 &amp;&amp; tcp.srcport != 56514 &amp;&amp; tcp.srcport != 443 &amp;&amp; tcp.srcport != 47092 &amp;&amp; tcp.srcport != 41306</text:span></text:p>
      <text:p text:style-name="P7"/>
      <text:p text:style-name="P8">4) tcp &amp;&amp; !(rsh or ldap or nfs) &amp;&amp; tcp.flags.syn == 1</text:p>
      <text:p text:style-name="P8"/>
      <text:p text:style-name="P8">5) <text:span text:style-name="T6">On trouve :</text:span></text:p>
      <text:p text:style-name="P9">- Ethernet II (src : 90:b1:1c:94:32:c1, dst : 00:08:e3:ff:fc:28)</text:p>
      <text:p text:style-name="P9">- Internet Protocol Version 4 (src : 129.88.241.68, dst : 108.177.15.189)</text:p>
      <text:p text:style-name="P9">- Transmission Control Protocol (src port : 37824, dest port : https 443)</text:p>
      <text:p text:style-name="P9"/>
      <text:p text:style-name="P9">6) <text:span text:style-name="T7">Tailles :</text:span></text:p>
      <text:p text:style-name="P10">- Ethernet II : taille totale : <text:span text:style-name="T8">14</text:span> bytes</text:p>
      <text:p text:style-name="P10">- IPV4 : taille totale : <text:span text:style-name="T8">20</text:span> bytes</text:p>
      <text:p text:style-name="P10">- TCP : taille totale : <text:span text:style-name="T8">40</text:span> bytes</text:p>
      <text:p text:style-name="P10"/>
      <text:p text:style-name="P12"><text:soft-page-break/>Test de la connectivité</text:p>
      <text:p text:style-name="P10"/>
      <text:p text:style-name="P11">7) <text:span text:style-name="T9">Protocole utilisé : Internet Control Message Protocol.</text:span></text:p>
      <text:p text:style-name="P11"><text:span text:style-name="T9">- Filter : icmp</text:span></text:p>
      <text:p text:style-name="P14">Le ping va envoyer des paquets de 56 octets et en recevoir 64 du serveur.</text:p>
      <text:p text:style-name="P14"/>
      <text:p text:style-name="P14">8) Adresse IP utilisée par le ping : 4.186.48.154</text:p>
      <text:p text:style-name="P14"/>
      <text:p text:style-name="P14">9) Temps d’aller-retour : 175 ms</text:p>
      <text:p text:style-name="P14"/>
      <text:p text:style-name="P14">10<text:span text:style-name="T10">) Avec l’ensipc207 : 0.300 ms (en moyenne)</text:span></text:p>
      <text:p text:style-name="P14"/>
      <text:p text:style-name="P15">11) Temps minimaux/moyens/maximaux d’aller retour :</text:p>
      <text:p text:style-name="P15">- 500 : 0.291/0.340/0.369</text:p>
      <text:p text:style-name="P15">- 1000 : 0.311/0.360/0.394</text:p>
      <text:p text:style-name="P15">- 5000 : 0.321/0.365/0.450</text:p>
      <text:p text:style-name="P15">- 10000 : <text:span text:style-name="T11">0.429/0.550/0.692</text:span></text:p>
      <text:p text:style-name="P15">- 25000 : <text:span text:style-name="T11">0.690/0.920/1.170</text:span></text:p>
      <text:p text:style-name="P15"/>
      <text:p text:style-name="P16">12) Plus ou moins (un peu mais c’est pas linéaire du tout)</text:p>
      <text:p text:style-name="P16"/>
      <text:p text:style-name="P16">13) ping ensipc207 -c 1</text:p>
      <text:p text:style-name="P16"/>
      <text:p text:style-name="P16">14) TTL = 20 : valeur minimale pour le paquet soit transmis.</text:p>
      <text:p text:style-name="P16">Donc il traverse 19 routeurs.</text:p>
      <text:p text:style-name="P16"/>
      <text:p text:style-name="P16">15) <text:span text:style-name="T12">send : ttl = 64. received : ttl = 40</text:span></text:p>
      <text:p text:style-name="P17">Donc <text:span text:style-name="T13">à l’aller il est parti avec un ttl de 64. Il a eu besoin de 19 routeurs pour arriver. Et au retour, le paquet n’a pas pris le même chemin et il a donc mis 24 paquets pour arriver.</text:span></text:p>
      <text:p text:style-name="P17"/>
      <text:p text:style-name="P17"/>
      <text:p text:style-name="P13">Analyse des itinéraires</text:p>
      <text:p text:style-name="P17"/>
      <text:p text:style-name="P17">16) <text:span text:style-name="T13">Par défaut, traceroute envoie avec un TTL de 1. Donc il il n’y a pas de routeurs entre l’ensipc et pcserveur</text:span></text:p>
      <text:p text:style-name="P17"/>
      <text:p text:style-name="P18">17) Il y a 6 routeurs.</text:p>
      <text:p text:style-name="P19">Protocoles : UDP, (DNS,) ICMP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onospace" svg:font-family="monospace"/>
    <style:font-face style:name="sans-serif" svg:font-family="sans-serif"/>
    <style:font-face style:name="Caladea" svg:font-family="Calade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1T09:52:55.665168729</meta:creation-date>
    <dc:date>2019-02-01T12:33:03.456479374</dc:date>
    <meta:editing-duration>PT15M46S</meta:editing-duration>
    <meta:editing-cycles>4</meta:editing-cycles>
    <meta:generator>LibreOffice/5.3.6.1$Linux_X86_64 LibreOffice_project/30$Build-1</meta:generator>
    <meta:document-statistic meta:table-count="0" meta:image-count="0" meta:object-count="0" meta:page-count="2" meta:paragraph-count="47" meta:word-count="488" meta:character-count="2615" meta:non-whitespace-character-count="2173"/>
  </office:meta>
</office:document-meta>
</file>